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10.2374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4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0" office:value-type="string" calcext:value-type="string">
            <text:p>Sr. No.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9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03:22:42.679248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2-27T12:38:04.049231457</dc:date>
    <meta:generator>LibreOffice/7.0.3.1$Linux_X86_64 LibreOffice_project/00$Build-1</meta:generator>
    <meta:editing-duration>PT11H40M27S</meta:editing-duration>
    <meta:editing-cycles>6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